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ERG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office:value-type="string" calcext:value-type="string">
            <text:p>Liczba wyświetlacz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egmenty / wyświetlac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ED / Seg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EDY LOG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ŁĄCZNA LICZBA LED</text:p>
          </table:table-cell>
          <table:table-cell table:formula="of:=([.C9]*[.C10]*[.C11])+[.C13]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MAX PRĄD LED [ mA ]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22:40:25.1132024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00:15:20.080441004</meta:creation-date>
    <meta:editing-duration>PT2M43S</meta:editing-duration>
    <meta:editing-cycles>4</meta:editing-cycles>
    <meta:generator>LibreOffice/24.2.7.2$Linux_X86_64 LibreOffice_project/420$Build-2</meta:generator>
    <dc:date>2025-12-08T22:42:39.292046565</dc:date>
    <meta:document-statistic meta:table-count="1" meta:cell-count="12" meta:object-count="0"/>
  </office:meta>
</office:document-meta>
</file>